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583cm"/>
    </style:style>
    <style:style style:name="Table1.B" style:family="table-column">
      <style:table-column-properties style:column-width="5.346cm"/>
    </style:style>
    <style:style style:name="Table1.C" style:family="table-column">
      <style:table-column-properties style:column-width="4.464cm"/>
    </style:style>
    <style:style style:name="Table1.D" style:family="table-column">
      <style:table-column-properties style:column-width="1.60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898cm"/>
    </style:style>
    <style:style style:name="Table2.B" style:family="table-column">
      <style:table-column-properties style:column-width="11.10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ecret name (file)</text:p>
            </table:table-cell>
            <table:table-cell table:style-name="Table1.A1" office:value-type="string">
              <text:p text:style-name="Table_20_Heading">Format <text:span text:style-name="Strong_20_Emphasis">inside</text:span> the decrypted file</text:p>
            </table:table-cell>
            <table:table-cell table:style-name="Table1.A1" office:value-type="string">
              <text:p text:style-name="Table_20_Heading">How/where to obtain or generate it</text:p>
            </table:table-cell>
            <table:table-cell table:style-name="Table1.A1" office:value-type="string">
              <text:p text:style-name="Table_20_Heading">Typical length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etBird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Source_20_Text">netbird-setup-key.age</text:span></text:p>
          </table:table-cell>
          <table:table-cell table:style-name="Table1.A1" office:value-type="string">
            <text:p text:style-name="Table_20_Contents">Single line: <text:span text:style-name="Source_20_Text">wt_setup_key_…</text:span> (base32)</text:p>
          </table:table-cell>
          <table:table-cell table:style-name="Table1.A1" office:value-type="string">
            <text:p text:style-name="Table_20_Contents">In the NetBird admin UI → <text:span text:style-name="Emphasis">Setup Keys</text:span> → <text:span text:style-name="Strong_20_Emphasis">Add</text:span></text:p>
          </table:table-cell>
          <table:table-cell table:style-name="Table1.A1" office:value-type="string">
            <text:p text:style-name="Table_20_Contents">≈35 cha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loudflared / Cloudflare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Source_20_Text">cfHomeCreds.age</text:span></text:p>
          </table:table-cell>
          <table:table-cell table:style-name="Table1.A1" office:value-type="string">
            <text:p text:style-name="Table_20_Contents">JSON tunnel credentials as exported by <text:span text:style-name="Source_20_Text">cloudflared tunnel create</text:span>. Example:<text:span text:style-name="Source_20_Text">{"AccountTag":"…","TunnelSecret":"…","TunnelID":"…","TunnelName":"home"}</text:span></text:p>
          </table:table-cell>
          <table:table-cell table:style-name="Table1.A1" office:value-type="string">
            <text:p text:style-name="Table_20_Contents">After running <text:span text:style-name="Source_20_Text">cloudflared tunnel create home</text:span>, copy the resulting file from <text:span text:style-name="Source_20_Text">~/.cloudflared/&lt;UUID&gt;.json</text:span></text:p>
          </table:table-cell>
          <table:table-cell table:style-name="Table1.A1" office:value-type="string">
            <text:p text:style-name="Table_20_Contents">several lin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Keycloak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Source_20_Text">keycloak_db_pass.age</text:span></text:p>
          </table:table-cell>
          <table:table-cell table:style-name="Table1.A1" office:value-type="string">
            <text:p text:style-name="Table_20_Contents">Plain password for the Postgres/MariaDB user <text:span text:style-name="Source_20_Text">keycloak</text:span></text:p>
          </table:table-cell>
          <table:table-cell table:style-name="Table1.A1" office:value-type="string">
            <text:p text:style-name="Table_20_Contents"><text:span text:style-name="Source_20_Text">openssl rand -base64 32</text:span> then add the same value to your DB module</text:p>
          </table:table-cell>
          <table:table-cell table:style-name="Table1.A1" office:value-type="string">
            <text:p text:style-name="Table_20_Contents">44 chars</text:p>
          </table:table-cell>
        </table:table-row>
        <table:table-row>
          <table:table-cell table:style-name="Table1.A1" office:value-type="string">
            <text:p text:style-name="Table_20_Contents"><text:span text:style-name="Source_20_Text">keycloak_admin_pass.age</text:span></text:p>
          </table:table-cell>
          <table:table-cell table:style-name="Table1.A1" office:value-type="string">
            <text:p text:style-name="Table_20_Contents">Plain password for the Keycloak built-in admin user</text:p>
          </table:table-cell>
          <table:table-cell table:style-name="Table1.A1" office:value-type="string">
            <text:p text:style-name="Table_20_Contents"><text:span text:style-name="Source_20_Text">openssl rand -base64 32</text:span> (or set it manually once in the UI and copy)</text:p>
          </table:table-cell>
          <table:table-cell table:style-name="Table1.A1" office:value-type="string">
            <text:p text:style-name="Table_20_Contents">44 cha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Kanidm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Source_20_Text">kanidm_admin_pass.age</text:span></text:p>
          </table:table-cell>
          <table:table-cell table:style-name="Table1.A1" office:value-type="string">
            <text:p text:style-name="Table_20_Contents">Plain password for the <text:span text:style-name="Source_20_Text">administrator</text:span> account</text:p>
          </table:table-cell>
          <table:table-cell table:style-name="Table1.A1" office:value-type="string">
            <text:p text:style-name="Table_20_Contents">Run <text:span text:style-name="Source_20_Text">kanidm generate password --length 32</text:span> <text:span text:style-name="Strong_20_Emphasis">or</text:span> <text:span text:style-name="Source_20_Text">openssl rand -base64 32</text:span></text:p>
          </table:table-cell>
          <table:table-cell table:style-name="Table1.A1" office:value-type="string">
            <text:p text:style-name="Table_20_Contents">44 cha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extcloud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Source_20_Text">nc_admin_pass.age</text:span></text:p>
          </table:table-cell>
          <table:table-cell table:style-name="Table1.A1" office:value-type="string">
            <text:p text:style-name="Table_20_Contents">Plain password for the Nextcloud <text:span text:style-name="Source_20_Text">admin</text:span> user (created on first run)</text:p>
          </table:table-cell>
          <table:table-cell table:style-name="Table1.A1" office:value-type="string">
            <text:p text:style-name="Table_20_Contents"><text:span text:style-name="Source_20_Text">openssl rand -base64 32</text:span></text:p>
          </table:table-cell>
          <table:table-cell table:style-name="Table1.A1" office:value-type="string">
            <text:p text:style-name="Table_20_Contents">44 chars</text:p>
          </table:table-cell>
        </table:table-row>
        <table:table-row>
          <table:table-cell table:style-name="Table1.A1" office:value-type="string">
            <text:p text:style-name="Table_20_Contents"><text:span text:style-name="Source_20_Text">nc_oidc_client_secret.age</text:span></text:p>
          </table:table-cell>
          <table:table-cell table:style-name="Table1.A1" office:value-type="string">
            <text:p text:style-name="Table_20_Contents">OIDC client secret string</text:p>
          </table:table-cell>
          <table:table-cell table:style-name="Table1.A1" office:value-type="string">
            <text:p text:style-name="Table_20_Contents">In Keycloak → <text:span text:style-name="Emphasis">Clients</text:span> → <text:span text:style-name="Source_20_Text">&lt;nextcloud&gt;</text:span> → <text:span text:style-name="Emphasis">Credentials</text:span> → copy <text:span text:style-name="Strong_20_Emphasis">Secret</text:span></text:p>
          </table:table-cell>
          <table:table-cell table:style-name="Table1.A1" office:value-type="string">
            <text:p text:style-name="Table_20_Contents">32-64 cha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mmich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Source_20_Text">immich_client_secret.age</text:span></text:p>
          </table:table-cell>
          <table:table-cell table:style-name="Table1.A1" office:value-type="string">
            <text:p text:style-name="Table_20_Contents">OIDC client secret</text:p>
          </table:table-cell>
          <table:table-cell table:style-name="Table1.A1" office:value-type="string">
            <text:p text:style-name="Table_20_Contents">Keycloak → <text:span text:style-name="Emphasis">Clients</text:span> → <text:span text:style-name="Source_20_Text">&lt;immich&gt;</text:span> → <text:span text:style-name="Emphasis">Credentials</text:span></text:p>
          </table:table-cell>
          <table:table-cell table:style-name="Table1.A1" office:value-type="string">
            <text:p text:style-name="Table_20_Contents">32-64 cha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perless-ngx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Source_20_Text">paperless_client_secret.age</text:span></text:p>
          </table:table-cell>
          <table:table-cell table:style-name="Table1.A1" office:value-type="string">
            <text:p text:style-name="Table_20_Contents">OIDC client secret</text:p>
          </table:table-cell>
          <table:table-cell table:style-name="Table1.A1" office:value-type="string">
            <text:p text:style-name="Table_20_Contents">Keycloak → <text:span text:style-name="Emphasis">Clients</text:span> → <text:span text:style-name="Source_20_Text">&lt;paperless&gt;</text:span> → <text:span text:style-name="Emphasis">Credentials</text:span></text:p>
          </table:table-cell>
          <table:table-cell table:style-name="Table1.A1" office:value-type="string">
            <text:p text:style-name="Table_20_Contents">32-64 cha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diobookshelf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Source_20_Text">abs_client_secret.age</text:span></text:p>
          </table:table-cell>
          <table:table-cell table:style-name="Table1.A1" office:value-type="string">
            <text:p text:style-name="Table_20_Contents">OIDC client secret</text:p>
          </table:table-cell>
          <table:table-cell table:style-name="Table1.A1" office:value-type="string">
            <text:p text:style-name="Table_20_Contents">Keycloak → <text:span text:style-name="Emphasis">Clients</text:span> → <text:span text:style-name="Source_20_Text">&lt;audiobookshelf&gt;</text:span> <text:soft-page-break/>→ <text:span text:style-name="Emphasis">Credentials</text:span></text:p>
          </table:table-cell>
          <table:table-cell table:style-name="Table1.A1" office:value-type="string">
            <text:p text:style-name="Table_20_Contents">32-64 cha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aultwarden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Source_20_Text">vaultwarden_client_secret.age</text:span></text:p>
          </table:table-cell>
          <table:table-cell table:style-name="Table1.A1" office:value-type="string">
            <text:p text:style-name="Table_20_Contents">OIDC client secret</text:p>
          </table:table-cell>
          <table:table-cell table:style-name="Table1.A1" office:value-type="string">
            <text:p text:style-name="Table_20_Contents">Keycloak → <text:span text:style-name="Emphasis">Clients</text:span> → <text:span text:style-name="Source_20_Text">&lt;vaultwarden&gt;</text:span> → <text:span text:style-name="Emphasis">Credentials</text:span></text:p>
          </table:table-cell>
          <table:table-cell table:style-name="Table1.A1" office:value-type="string">
            <text:p text:style-name="Table_20_Contents">32-64 chars</text:p>
          </table:table-cell>
        </table:table-row>
        <table:table-row>
          <table:table-cell table:style-name="Table1.A1" office:value-type="string">
            <text:p text:style-name="Table_20_Contents"><text:span text:style-name="Source_20_Text">vaultwarden_admin_token.age</text:span></text:p>
          </table:table-cell>
          <table:table-cell table:style-name="Table1.A1" office:value-type="string">
            <text:p text:style-name="Table_20_Contents">Admin interface token (hex)</text:p>
          </table:table-cell>
          <table:table-cell table:style-name="Table1.A1" office:value-type="string">
            <text:p text:style-name="Table_20_Contents"><text:span text:style-name="Source_20_Text">openssl rand -hex 32</text:span> ➜ set as <text:span text:style-name="Source_20_Text">ADMIN_TOKEN</text:span></text:p>
          </table:table-cell>
          <table:table-cell table:style-name="Table1.A1" office:value-type="string">
            <text:p text:style-name="Table_20_Contents">64 cha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raefik / LE DNS-01</text:span> <text:span text:style-name="Emphasis">(if you decide to use it)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Emphasis">(optional)</text:span> e.g. <text:span text:style-name="Source_20_Text">cf_dns_api_token.age</text:span></text:p>
          </table:table-cell>
          <table:table-cell table:style-name="Table1.A1" office:value-type="string">
            <text:p text:style-name="Table_20_Contents">Single-line Cloudflare API token</text:p>
          </table:table-cell>
          <table:table-cell table:style-name="Table1.A1" office:value-type="string">
            <text:p text:style-name="Table_20_Contents">Cloudflare dashboard → <text:span text:style-name="Emphasis">API Tokens</text:span> → template <text:span text:style-name="Strong_20_Emphasis">Edit DNS</text:span></text:p>
          </table:table-cell>
          <table:table-cell table:style-name="Table1.A1" office:value-type="string">
            <text:p text:style-name="Table_20_Contents">40 - 60 chars</text:p>
          </table:table-cell>
        </table:table-row>
      </table:table>
      <text:p text:style-name="Standard"/>
      <text:p text:style-name="P3">#################################################################<text:line-break/>Guide: Using Your LUKS + gocryptfs‑Protected USB Drive<text:line-break/>#################################################################</text:p>
      <text:p text:style-name="Text_20_body">This document assumes you created the stick with <text:span text:style-name="Strong_20_Emphasis">encrypt‑usb‑luks‑gocryptfs.sh</text:span>.<text:line-break/>The resulting structure is:</text:p>
      <text:p text:style-name="Preformatted_20_Text"><text:span text:style-name="Source_20_Text">└─ /dev/sdX1 <text:s text:c="13"/># raw partition on the USB</text:span></text:p>
      <text:p text:style-name="Preformatted_20_Text"><text:span text:style-name="Source_20_Text"><text:s text:c="3"/>└─ /dev/mapper/secure_usb <text:s text:c="2"/># LUKS container (after unlock)</text:span></text:p>
      <text:p text:style-name="Preformatted_20_Text"><text:span text:style-name="Source_20_Text"><text:s text:c="8"/>├─ encrypted/ <text:s text:c="4"/># ciphertext view (auto‑created by script)</text:span></text:p>
      <text:p text:style-name="P2"><text:span text:style-name="Source_20_Text"><text:s text:c="8"/>└─ decrypted/ <text:s text:c="4"/># plaintext mount‑point (auto‑created by script)</text:span></text:p>
      <text:p text:style-name="Text_20_body">You must supply <text:span text:style-name="Strong_20_Emphasis">two passphrases</text:span> to access your data:</text:p>
      <text:list xml:id="list3211803054" text:style-name="L1">
        <text:list-item>
          <text:p text:style-name="P4"><text:span text:style-name="Strong_20_Emphasis">LUKS passphrase</text:span> – unlocks the whole partition.</text:p>
        </text:list-item>
        <text:list-item>
          <text:p text:style-name="P4"><text:span text:style-name="Strong_20_Emphasis">gocryptfs passphrase</text:span> – decrypts per‑file data inside the container.</text:p>
        </text:list-item>
      </text:list>
      <text:p text:style-name="Text_20_body">─────────────────────────────────────────────────────────────────</text:p>
      <text:list xml:id="list254826048" text:style-name="L2">
        <text:list-item>
          <text:p text:style-name="P5">Daily Workflow (quick reference)<text:line-break/>─────────────────────────────────────────────────────────────────<text:line-break/>■ Unlock &amp; mount</text:p>
        </text:list-item>
      </text:list>
      <text:p text:style-name="Horizontal_20_Line"/>
      <text:p text:style-name="Preformatted_20_Text"><text:span text:style-name="Source_20_Text"># 1. Identify the partition (replace sdX1)</text:span></text:p>
      <text:p text:style-name="Preformatted_20_Text"><text:span text:style-name="Source_20_Text">lsblk</text:span></text:p>
      <text:p text:style-name="Preformatted_20_Text"/>
      <text:p text:style-name="Preformatted_20_Text"><text:span text:style-name="Source_20_Text"># 2. Open LUKS container</text:span></text:p>
      <text:p text:style-name="Preformatted_20_Text"><text:span text:style-name="Source_20_Text">echo "&lt;LUKS‑password&gt;" | sudo cryptsetup open /dev/sdX1 secure_usb</text:span></text:p>
      <text:p text:style-name="Preformatted_20_Text"/>
      <text:p text:style-name="Preformatted_20_Text"><text:span text:style-name="Source_20_Text"># 3. Mount ext4</text:span></text:p>
      <text:p text:style-name="Preformatted_20_Text"><text:span text:style-name="Source_20_Text">sudo mount /dev/mapper/secure_usb /mnt/secure_usb</text:span></text:p>
      <text:p text:style-name="Preformatted_20_Text"/>
      <text:p text:style-name="Preformatted_20_Text"><text:span text:style-name="Source_20_Text"># 4. Mount gocryptfs</text:span></text:p>
      <text:p text:style-name="Preformatted_20_Text"><text:span text:style-name="Source_20_Text">mkdir -p /mnt/secure_usb/decrypted</text:span></text:p>
      <text:p text:style-name="Preformatted_20_Text"/>
      <text:p text:style-name="Preformatted_20_Text"><text:span text:style-name="Source_20_Text">echo "&lt;gocryptfs‑password&gt;" | \</text:span></text:p>
      <text:p text:style-name="P2"><text:span text:style-name="Source_20_Text"><text:s text:c="2"/>gocryptfs -q /mnt/secure_usb/encrypted /mnt/secure_usb/decrypted</text:span></text:p>
      <text:p text:style-name="Text_20_body">Your plaintext view is now <text:span text:style-name="Strong_20_Emphasis">/mnt/secure_usb/decrypted</text:span>.</text:p>
      <text:h text:style-name="Heading_20_2" text:outline-level="2">■ Safely close &amp; unplug</text:h>
      <text:p text:style-name="Preformatted_20_Text"><text:span text:style-name="Source_20_Text"># Flush writes</text:span></text:p>
      <text:p text:style-name="Preformatted_20_Text"><text:span text:style-name="Source_20_Text">sync</text:span></text:p>
      <text:p text:style-name="Preformatted_20_Text"/>
      <text:p text:style-name="Preformatted_20_Text"><text:span text:style-name="Source_20_Text"># 1. Unmount gocryptfs view</text:span></text:p>
      <text:p text:style-name="Preformatted_20_Text"><text:span text:style-name="Source_20_Text">fusermount -u /mnt/secure_usb/decrypted</text:span></text:p>
      <text:p text:style-name="Preformatted_20_Text"/>
      <text:p text:style-name="Preformatted_20_Text"><text:span text:style-name="Source_20_Text"># 2. Unmount ext4</text:span></text:p>
      <text:p text:style-name="Preformatted_20_Text"><text:span text:style-name="Source_20_Text">sudo umount /mnt/secure_usb</text:span></text:p>
      <text:p text:style-name="Preformatted_20_Text"/>
      <text:p text:style-name="Preformatted_20_Text"><text:span text:style-name="Source_20_Text"># 3. Close LUKS mapping</text:span></text:p>
      <text:p text:style-name="P2"><text:span text:style-name="Source_20_Text">sudo cryptsetup luksClose secure_usb</text:span></text:p>
      <text:p text:style-name="Text_20_body"><text:soft-page-break/>Only pull the stick <text:span text:style-name="Strong_20_Emphasis">after</text:span> the last command succeeds.</text:p>
      <text:p text:style-name="Text_20_body">─────────────────────────────────────────────────────────────────<text:line-break/>2. Automated Helper Script (optional)<text:line-break/>─────────────────────────────────────────────────────────────────<text:line-break/>Create <text:span text:style-name="Emphasis">usb‑open.sh</text:span>:</text:p>
      <text:p text:style-name="Preformatted_20_Text"><text:span text:style-name="Source_20_Text">#!/usr/bin/env bash</text:span></text:p>
      <text:p text:style-name="Preformatted_20_Text"><text:span text:style-name="Source_20_Text">set -e</text:span></text:p>
      <text:p text:style-name="Preformatted_20_Text"><text:span text:style-name="Source_20_Text">DEV="/dev/sdX1" <text:s text:c="12"/># adjust once</text:span></text:p>
      <text:p text:style-name="Preformatted_20_Text"><text:span text:style-name="Source_20_Text">MNT="/mnt/secure_usb"</text:span></text:p>
      <text:p text:style-name="Preformatted_20_Text"><text:span text:style-name="Source_20_Text">LUKS_NAME="secure_usb"</text:span></text:p>
      <text:p text:style-name="Preformatted_20_Text"/>
      <text:p text:style-name="Preformatted_20_Text"><text:span text:style-name="Source_20_Text">printf "LUKS password: " &gt;&amp;2; read -rs LUKS_PW; echo &gt;&amp;2</text:span></text:p>
      <text:p text:style-name="Preformatted_20_Text"><text:span text:style-name="Source_20_Text">printf "gocryptfs password: " &gt;&amp;2; read -rs G_PW; <text:s/>echo &gt;&amp;2</text:span></text:p>
      <text:p text:style-name="Preformatted_20_Text"/>
      <text:p text:style-name="Preformatted_20_Text"><text:span text:style-name="Source_20_Text">echo "$LUKS_PW" | sudo cryptsetup open "$DEV" "$LUKS_NAME"</text:span></text:p>
      <text:p text:style-name="Preformatted_20_Text"><text:span text:style-name="Source_20_Text">\sudo mount /dev/mapper/$LUKS_NAME "$MNT"</text:span></text:p>
      <text:p text:style-name="Preformatted_20_Text"><text:span text:style-name="Source_20_Text">mkdir -p "$MNT/decrypted"</text:span></text:p>
      <text:p text:style-name="Preformatted_20_Text"/>
      <text:p text:style-name="P2"><text:span text:style-name="Source_20_Text">echo "$G_PW" | gocryptfs -q "$MNT/encrypted" "$MNT/decrypted"</text:span></text:p>
      <text:p text:style-name="Text_20_body">Grant exec: <text:span text:style-name="Source_20_Text">chmod +x usb‑open.sh</text:span>.</text:p>
      <text:p text:style-name="Text_20_body">Create <text:span text:style-name="Emphasis">usb‑close.sh</text:span>:</text:p>
      <text:p text:style-name="Preformatted_20_Text"><text:span text:style-name="Source_20_Text">#!/usr/bin/env bash</text:span></text:p>
      <text:p text:style-name="Preformatted_20_Text"><text:span text:style-name="Source_20_Text">set -e</text:span></text:p>
      <text:p text:style-name="Preformatted_20_Text"><text:span text:style-name="Source_20_Text">sudo fusermount -u /mnt/secure_usb/decrypted</text:span></text:p>
      <text:p text:style-name="Preformatted_20_Text"><text:span text:style-name="Source_20_Text">sudo umount /mnt/secure_usb</text:span></text:p>
      <text:p text:style-name="P2"><text:span text:style-name="Source_20_Text">sudo cryptsetup luksClose secure_usb</text:span></text:p>
      <text:p text:style-name="Text_20_body">─────────────────────────────────────────────────────────────────<text:line-break/>3. Backing‑up the LUKS Header (critical!)<text:line-break/>─────────────────────────────────────────────────────────────────</text:p>
      <text:p text:style-name="Preformatted_20_Text"><text:span text:style-name="Source_20_Text">sudo cryptsetup luksHeaderBackup /dev/sdX1 \</text:span></text:p>
      <text:p text:style-name="P2"><text:span text:style-name="Source_20_Text"><text:s text:c="4"/>--header-backup-file luks-header-$(date +%F).img</text:span></text:p>
      <text:p text:style-name="Text_20_body">Store that <text:span text:style-name="Strong_20_Emphasis">off‑line</text:span>; without it you cannot recover from header damage.</text:p>
      <text:p text:style-name="Text_20_body">─────────────────────────────────────────────────────────────────<text:line-break/>4. Troubleshooting Cheatsheet<text:line-break/>─────────────────────────────────────────────────────────────────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Issue</text:p>
            </table:table-cell>
            <table:table-cell table:style-name="Table2.A1" office:value-type="string">
              <text:p text:style-name="Table_20_Heading">Likely Fix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Emphasis">Mapping fails: “No key available”</text:span></text:p>
          </table:table-cell>
          <table:table-cell table:style-name="Table2.A1" office:value-type="string">
            <text:p text:style-name="Table_20_Contents">Wrong LUKS passphrase or wrong partition number.</text:p>
          </table:table-cell>
        </table:table-row>
        <table:table-row>
          <table:table-cell table:style-name="Table2.A1" office:value-type="string">
            <text:p text:style-name="Table_20_Contents"><text:span text:style-name="Emphasis">gocryptfs says “password incorrect”</text:span></text:p>
          </table:table-cell>
          <table:table-cell table:style-name="Table2.A1" office:value-type="string">
            <text:p text:style-name="Table_20_Contents">Ensure you mounted <text:span text:style-name="Strong_20_Emphasis">encrypted/</text:span> dir, not the root of ext4.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Emphasis">Second partition not auto‑mounting on Windows</text:span></text:p>
          </table:table-cell>
          <table:table-cell table:style-name="Table2.A1" office:value-type="string">
            <text:p text:style-name="Table_20_Contents">Windows only scans first removable partition; make the public partition #1 if you need cross‑platform.</text:p>
          </table:table-cell>
        </table:table-row>
        <table:table-row>
          <table:table-cell table:style-name="Table2.A1" office:value-type="string">
            <text:p text:style-name="Table_20_Contents">Kernel logs spam “I/O error, dev sdb”</text:p>
          </table:table-cell>
          <table:table-cell table:style-name="Table2.A1" office:value-type="string">
            <text:p text:style-name="Table_20_Contents">Stick or reader hardware failure; try different port/PC, replace device.</text:p>
          </table:table-cell>
        </table:table-row>
      </table:table>
      <text:p text:style-name="Text_20_body">─────────────────────────────────────────────────────────────────<text:line-break/>© 2025 Use freely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09:34:00.799025290</meta:creation-date>
    <dc:date>2025-05-17T12:35:20.833702888</dc:date>
    <meta:editing-duration>PT1M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5" meta:paragraph-count="133" meta:word-count="641" meta:character-count="5317" meta:non-whitespace-character-count="4751"/>
  </office:meta>
</office:document-meta>
</file>